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66" calcext:value-type="float">
            <text:p>57.6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1.85" calcext:value-type="float">
            <text:p>51.8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25" calcext:value-type="float">
            <text:p>57.2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3.38" calcext:value-type="float">
            <text:p>53.3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2" calcext:value-type="float">
            <text:p>57.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3.54" calcext:value-type="float">
            <text:p>53.5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.71" calcext:value-type="float">
            <text:p>56.7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3.58" calcext:value-type="float">
            <text:p>53.5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3.19" calcext:value-type="float">
            <text:p>53.1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.34" calcext:value-type="float">
            <text:p>55.3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3.69" calcext:value-type="float">
            <text:p>53.69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/>
          <table:table-cell table:style-name="ce1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16:08.297009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24:29.612296517</dc:date>
    <meta:editing-duration>PT8M58S</meta:editing-duration>
    <meta:editing-cycles>5</meta:editing-cycles>
    <meta:document-statistic meta:table-count="1" meta:cell-count="26" meta:object-count="0"/>
  </office:meta>
</office:document-meta>
</file>